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a51a" officeooo:paragraph-rsid="0006a5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tuce : </text:p>
      <text:p text:style-name="P1">image de ton objet : caractéristique de l’objet </text:p>
      <text:p text:style-name="P1">astuce </text:p>
      <text:p text:style-name="P1">tag : 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9:29.064698904</meta:creation-date>
    <dc:date>2022-12-05T16:57:18.615097231</dc:date>
    <meta:editing-duration>PT1H37M50S</meta:editing-duration>
    <meta:editing-cycles>1</meta:editing-cycles>
    <meta:document-statistic meta:table-count="0" meta:image-count="0" meta:object-count="0" meta:page-count="1" meta:paragraph-count="4" meta:word-count="13" meta:character-count="70" meta:non-whitespace-character-count="57"/>
    <meta:generator>LibreOffice/7.4.2.1$MacOSX_X86_64 LibreOffice_project/681d65acd9ede00dd724d6716f21cabfdcc95bd2</meta:generator>
  </office:meta>
</office:document-meta>
</file>